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, mein Name ist Marvin Pohl. Willkommen zu meiner Präsentation meines Jahresprojektes STAR Stewie the Awesome Runner hier am BKI. </text:p>
      <text:p text:style-name="Standard">Als erstes gehe ich auf meine Statistik , die verwendeten Programm usw. ein. </text:p>
      <text:p text:style-name="Standard">Danach stelle ich den allgemeinen Aufbau meines Spiels vor.</text:p>
      <text:p text:style-name="Standard">Anschließend gehe ich genauer auf den Aufbau des Levels vor. Dabei besonders auf den allgemeinen Aufbau der Tile-Map. Die daraus resultierende Optimierung Quadtree und auf die Layer die den Hintergrund darstellen.</text:p>
      <text:p text:style-name="Standard">Als nächstes beschreibe ich die Gegner die sich in dem Spiel befinden und deren Animation.</text:p>
      <text:p text:style-name="Standard">Weiterhin sage ich etwas zu den shader Effekten im Spiel.</text:p>
      <text:p text:style-name="Standard">Danach zeige ich meinen Editor für das Erstellen von Levels und Gegnern.</text:p>
      <text:p text:style-name="Standard">…..</text:p>
      <text:p text:style-name="Standard">verwendete Programme</text:p>
      <text:p text:style-name="Standard">Erst 2008 dann 2010</text:p>
      <text:p text:style-name="Standard"/>
      <text:p text:style-name="Standard"/>
      <text:p text:style-name="Standard">Statistik</text:p>
      <text:p text:style-name="Standard"/>
      <text:p text:style-name="Standard">AUFBAU:</text:p>
      <text:p text:style-name="Standard">GameManager basis Verwaltungsklasse</text:p>
      <text:p text:style-name="Standard">GameStates aufbau → Interface IGameState</text:p>
      <text:p text:style-name="Standard">3 Gamestates: Menu, Game, Loadingscreen</text:p>
      <text:p text:style-name="Standard"/>
      <text:p text:style-name="Standard">level 2dimensionales Array → tile-Map, Raster</text:p>
      <text:p text:style-name="Standard"/>
      <text:p text:style-name="Standard">Optimierung durch Quadtree → Verweis auf Quadranten</text:p>
      <text:p text:style-name="Standard"/>
      <text:p text:style-name="Standard">Rechnung Quadtree, Ebenen</text:p>
      <text:p text:style-name="Standard"/>
      <text:p text:style-name="Standard">Beispielrechnung, <text:s/>bis zu bestimmten Punkt effizient</text:p>
      <text:p text:style-name="Standard"/>
      <text:p text:style-name="Standard">Hintergrund → Dehnbar</text:p>
      <text:p text:style-name="Standard"/>
      <text:p text:style-name="Standard">Parallax Layer → 2 Texturen verschieben, endlos wiederholbar</text:p>
      <text:p text:style-name="Standard"/>
      <text:p text:style-name="Standard">Cloud Layer → Sinuskruve, Modifikation</text:p>
      <text:p text:style-name="Standard"/>
      <text:p text:style-name="Standard">Gegner Aufbau, Animationen hierarchisch</text:p>
      <text:p text:style-name="Standard">unterstest element, FrameRectangle, ein Sprite zustand, Rotation Skalierung, Färbung</text:p>
      <text:p text:style-name="Standard">Keyframe zusammenschluss von mehreren Rectangles zu einem zeichenbaren Zustand</text:p>
      <text:p text:style-name="Standard">Animation → Verwaltung von Keyframeschleifen</text:p>
      <text:p text:style-name="Standard">AnimationsManager, auswahl von Animationen</text:p>
      <text:p text:style-name="Standard"/>
      <text:p text:style-name="Standard">Effekte → HLSL</text:p>
      <text:p text:style-name="Standard">Verweis auf Färbung, wellen</text:p>
      <text:p text:style-name="Standard"/>
      <text:p text:style-name="Standard">Editor</text:p>
      <text:p text:style-name="Standard">MDI → Vorführung</text:p>
      <text:p text:style-name="P1">Levelerstellung, Beispiel</text:p>
      <text:p text:style-name="Standard"/>
      <text:p text:style-name="Standard">Gegner erstellung , Demonstration</text:p>
      <text:p text:style-name="Standard"/>
      <text:p text:style-name="Standard">Partikel aufbau</text:p>
      <text:p text:style-name="Standard"/>
      <text:p text:style-name="Standard">Gravitation</text:p>
      <text:p text:style-name="Standard"/>
      <text:p text:style-name="Standard">Erweiterung CUDA → DLL</text:p>
      <text:p text:style-name="Standard"/>
      <text:p text:style-name="Standard">Definiton A*</text:p>
      <text:p text:style-name="Standard"/>
      <text:p text:style-name="Standard">Beispiel Wegfindunf → ASTAR.exe</text:p>
      <text:p text:style-name="Standard"/>
      <text:p text:style-name="Standard">webiste, Quell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72cm" fo:margin-left="1.0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6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9T22:15:35.93</meta:creation-date>
    <dc:title>STANDARD</dc:title>
    <meta:editing-duration>PT00H23M34S</meta:editing-duration>
    <meta:editing-cycles>3</meta:editing-cycles>
    <meta:generator>OpenOffice.org/3.2$Win32 OpenOffice.org_project/320m18$Build-9502</meta:generator>
    <meta:initial-creator>Marvin Pohl</meta:initial-creator>
    <dc:date>2011-06-29T23:55:18.21</dc:date>
    <dc:creator>Marvin Pohl</dc:creator>
    <meta:document-statistic meta:table-count="0" meta:image-count="0" meta:object-count="0" meta:page-count="2" meta:paragraph-count="39" meta:word-count="234" meta:character-count="1682"/>
    <meta:template xlink:type="simple" xlink:actuate="onRequest" xlink:title="STANDARD" xlink:href="../../../../../../AppData/Roaming/OpenOffice.org/3/user/template/STANDARD1.ott" meta:date="2011-06-29T22:15:36"/>
  </office:meta>
</office:document-meta>
</file>